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2.1043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uskal Herriko Gurutzegrama  Txapelketa 202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4" table:default-cell-style-name="ce6"/>
        <table:table-column table:style-name="co3" table:default-cell-style-name="Default"/>
        <table:table-column table:style-name="co4" table:default-cell-style-name="ce6"/>
        <table:table-column table:style-name="co3" table:default-cell-style-name="ce2"/>
        <table:table-column table:style-name="co5" table:default-cell-style-name="ce1"/>
        <table:table-column table:style-name="co6" table:number-columns-repeated="1014" table:default-cell-style-name="Default"/>
        <table:table-row table:style-name="ro1">
          <table:table-cell/>
          <table:table-cell table:style-name="ce2" office:value-type="string" calcext:value-type="string">
            <text:p>Jokalaria</text:p>
          </table:table-cell>
          <table:table-cell table:style-name="ce2" office:value-type="string" calcext:value-type="string">
            <text:p>T1</text:p>
          </table:table-cell>
          <table:table-cell table:style-name="ce1" office:value-type="string" calcext:value-type="string">
            <text:p>Akatsak1</text:p>
          </table:table-cell>
          <table:table-cell table:style-name="ce2" office:value-type="string" calcext:value-type="string">
            <text:p>T2</text:p>
          </table:table-cell>
          <table:table-cell table:style-name="ce1" office:value-type="string" calcext:value-type="string">
            <text:p>Akatsak2</text:p>
          </table:table-cell>
          <table:table-cell table:style-name="ce2" office:value-type="string" calcext:value-type="string">
            <text:p>T3</text:p>
          </table:table-cell>
          <table:table-cell table:style-name="ce1" office:value-type="string" calcext:value-type="string">
            <text:p>Akatsak3</text:p>
          </table:table-cell>
          <table:table-cell office:value-type="string" calcext:value-type="string">
            <text:p>Denbora</text:p>
          </table:table-cell>
          <table:table-cell office:value-type="string" calcext:value-type="string">
            <text:p>Akatsak</text:p>
          </table:table-cell>
          <table:table-cell table:style-name="ce2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za Agirre, Mayi</text:p>
          </table:table-cell>
          <table:table-cell table:style-name="ce4" office:value-type="string" calcext:value-type="string">
            <text:p>00:10:3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21:1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26:34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58:2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Fernandez Lasa, Antton</text:p>
          </table:table-cell>
          <table:table-cell table:style-name="ce4" office:value-type="string" calcext:value-type="string">
            <text:p>00:15:1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15:3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32:2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1:03: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ernandez de Martikorena, Aitor</text:p>
          </table:table-cell>
          <table:table-cell table:style-name="ce4" office:value-type="string" calcext:value-type="string">
            <text:p>00:17:3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13:57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26:43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0:58: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zkue Ibarbia, Xabier</text:p>
          </table:table-cell>
          <table:table-cell table:style-name="ce4" office:value-type="string" calcext:value-type="string">
            <text:p>00:19:4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15:09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string" calcext:value-type="string">
            <text:p>00:34:4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ltuna Ibabe, Javier</text:p>
          </table:table-cell>
          <table:table-cell table:style-name="ce4" office:value-type="string" calcext:value-type="string">
            <text:p>00:22:56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18:4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string" calcext:value-type="string">
            <text:p>00:41: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Intxauspe, Beñat</text:p>
          </table:table-cell>
          <table:table-cell table:style-name="ce4" office:value-type="string" calcext:value-type="string">
            <text:p>00:22:23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41: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string" calcext:value-type="string">
            <text:p>01:04:2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Zaldua Moreno, Ibon</text:p>
          </table:table-cell>
          <table:table-cell table:style-name="ce4" office:value-type="string" calcext:value-type="string">
            <text:p>00:14:1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17:3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string" calcext:value-type="string">
            <text:p>00:31: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rregi Elosua, Ainhoa</text:p>
          </table:table-cell>
          <table:table-cell table:style-name="ce4" office:value-type="string" calcext:value-type="string">
            <text:p>00:23:1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0:18:2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string" calcext:value-type="string">
            <text:p>00:41: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losegi Ortiz de Zarate, Beñat</text:p>
          </table:table-cell>
          <table:table-cell table:style-name="ce4" office:value-type="string" calcext:value-type="string">
            <text:p>00:33:4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0:39:2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string" calcext:value-type="string">
            <text:p>01:13: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Lizarribar Altuna, Luis Angel</text:p>
          </table:table-cell>
          <table:table-cell table:style-name="ce4" office:value-type="string" calcext:value-type="string">
            <text:p>00:22:0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0:14:0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string" calcext:value-type="string">
            <text:p>00:36: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Zulaika Arakistain, Oier</text:p>
          </table:table-cell>
          <table:table-cell table:style-name="ce4" office:value-type="string" calcext:value-type="string">
            <text:p>00:22:08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43:2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4" office:value-type="string" calcext:value-type="string">
            <text:p>01:05:3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Landa, Josu</text:p>
          </table:table-cell>
          <table:table-cell table:style-name="ce4" office:value-type="string" calcext:value-type="string">
            <text:p>00:24:05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4" office:value-type="string" calcext:value-type="string">
            <text:p>01:09:0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Agirresarobe Arzallus, Iñaki</text:p>
          </table:table-cell>
          <table:table-cell table:style-name="ce4" office:value-type="string" calcext:value-type="string">
            <text:p>00:27:4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4" office:value-type="string" calcext:value-type="string">
            <text:p>01:12:4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Agirresarobe Igiñiz, Mikel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Maia Urroz, Ainara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Iraeta Zubeldia, Arantxa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Lekuona, Ibai</text:p>
          </table:table-cell>
          <table:table-cell table:style-name="ce4" office:value-type="string" calcext:value-type="string">
            <text:p>00:43:09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number-columns-repeated="2"/>
          <table:table-cell table:style-name="ce4" office:value-type="string" calcext:value-type="string">
            <text:p>01:28:09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arcia-Viana, Txema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00:40:2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4" office:value-type="string" calcext:value-type="string">
            <text:p>01:25:27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Epelde, Ander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Ikardo Enparan, Urko</text:p>
          </table:table-cell>
          <table:table-cell table:style-name="ce4" office:value-type="string" calcext:value-type="string">
            <text:p>00:43:3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2"/>
          <table:table-cell table:style-name="ce4" office:value-type="string" calcext:value-type="string">
            <text:p>01:28:3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Genua Alzuri, Idoia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00:44:37</text:p>
          </table:table-cell>
          <table:table-cell table:style-name="ce3" office:value-type="float" office:value="53" calcext:value-type="float">
            <text:p>53</text:p>
          </table:table-cell>
          <table:table-cell table:style-name="ce3" table:number-columns-repeated="2"/>
          <table:table-cell table:style-name="ce4" office:value-type="string" calcext:value-type="string">
            <text:p>01:29:3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Toledo Irazu, Egoitz</text:p>
          </table:table-cell>
          <table:table-cell table:style-name="ce4" office:value-type="string" calcext:value-type="string">
            <text:p>00:41:54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65" calcext:value-type="float">
            <text:p>65</text:p>
          </table:table-cell>
          <table:table-cell table:style-name="ce3" table:number-columns-repeated="2"/>
          <table:table-cell table:style-name="ce4" office:value-type="string" calcext:value-type="string">
            <text:p>01:26:54</text:p>
          </table:table-cell>
          <table:table-cell table:style-name="ce3"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Mateorena Zozaia, Eki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59" calcext:value-type="float">
            <text:p>59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Arrona Erdocia, Txaro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Fernandez de Martikorena, Iñigo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78" calcext:value-type="float">
            <text:p>78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Asategi, Ixone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rriaran Iraeta, Mikel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91" calcext:value-type="float">
            <text:p>91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Galayena Iriarte, Rafa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00:45: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4" office:value-type="string" calcext:value-type="string">
            <text:p>01:30:00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1014"/>
        </table:table-row>
        <table:table-row table:style-name="ro1" table:number-rows-repeated="7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2T14:14:31.698264888</dc:date>
    <meta:editing-duration>PT3M</meta:editing-duration>
    <meta:editing-cycles>4</meta:editing-cycles>
    <meta:generator>LibreOffice/7.3.7.2$Linux_X86_64 LibreOffice_project/30$Build-2</meta:generator>
    <meta:document-statistic meta:table-count="1" meta:cell-count="239" meta:object-count="0"/>
  </office:meta>
</office:document-meta>
</file>